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style:font-name="Consolas" fo:font-size="10pt" style:font-name-asian="Consolas" style:font-size-asian="10pt" style:font-name-complex="Consolas" style:font-size-complex="10pt"/>
    </style:style>
    <style:style style:name="P3"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4" style:family="paragraph" style:parent-style-name="Standard" style:list-style-name="">
      <style:paragraph-properties fo:margin-left="0in" fo:margin-right="0in" fo:text-align="start" style:justify-single-word="false" fo:text-indent="0in" style:auto-text-indent="false" style:text-autospace="none"/>
      <style:text-properties fo:font-size="10pt" style:font-size-asian="10pt" style:font-size-complex="10pt"/>
    </style:style>
    <style:style style:name="T1" style:family="text">
      <style:text-properties style:font-name="Consolas" style:font-name-asian="Consolas" style:font-name-complex="Consola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加熱用ハッテリ--1^丨トリッジよ、コレ」</text:p>
      <text:p text:style-name="P3">女はそう討って排出された長さ十センチほどの力^リッジを手のひらでもてあそぶと それをコートのポケットに押し込んだ。</text:p>
      <text:p text:style-name="P3">「お、おれの手首もそいつでやったのか」</text:p>
      <text:p text:style-name="P3">女の蹴りの謎はこのギミックにあった。高速の蹴り足から飛び出した電熱ブレードが蹴 った敵を刃の熱と打撃力で銳利に斬り落とす。ブレードを十分に加熱するために先行加熱 が必要なこととベッテリーがカートリソジ式のため加熱回数に制限があることが欠点だが、 隠し武器としての効果と加熱による威力は蹴られる側にとってはかなりの脅—であった。 組み打ちに持ち込まれるような接近戦でなければ蹴りのリーチが増すのも有利である。</text:p>
      <text:p text:style-name="P3">「さあ、これ以上時間かかると明日の仕事にさしつかえるから、もう悪いけど首を獲らし てもらうよ」</text:p>
      <text:p text:style-name="P3">女はこともなげに言うと、ぽってりとした赤い唇を吊り上げて笑った。その蛇のような 女の笑みに一瞬男の身体がびくんと震える。</text:p>
      <text:p text:style-name="P4"><text:span text:style-name="T1">「た、助けてくれよぉ」</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tb-rl"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10T21:48:04.76</meta:creation-date>
    <dc:date>2018-05-04T19:50:54.50</dc:date>
    <meta:editing-duration>PT19H2M49S</meta:editing-duration>
    <meta:editing-cycles>20</meta:editing-cycles>
    <meta:generator>OpenOffice/4.1.5$Win32 OpenOffice.org_project/415m1$Build-9789</meta:generator>
    <dc:creator>Jo Jaquinta</dc:creator>
    <meta:document-statistic meta:table-count="0" meta:image-count="0" meta:object-count="0" meta:page-count="1" meta:paragraph-count="7" meta:word-count="409" meta:character-count="418"/>
  </office:meta>
</office:document-meta>
</file>